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office:value-type="string">
            <text:p>Zone Code</text:p>
          </table:table-cell>
          <table:table-cell office:value-type="string">
            <text:p>Zone Name</text:p>
          </table:table-cell>
          <table:table-cell office:value-type="string">
            <text:p>ks0150001</text:p>
          </table:table-cell>
          <table:table-cell office:value-type="string">
            <text:p>ks0150002</text:p>
          </table:table-cell>
          <table:table-cell office:value-type="string">
            <text:p>ks0150003</text:p>
          </table:table-cell>
          <table:table-cell office:value-type="string">
            <text:p>ks0150004</text:p>
          </table:table-cell>
          <table:table-cell office:value-type="string">
            <text:p>ks0150005</text:p>
          </table:table-cell>
          <table:table-cell office:value-type="string">
            <text:p>ks0150006</text:p>
          </table:table-cell>
          <table:table-cell office:value-type="string">
            <text:p>ks0150007</text:p>
          </table:table-cell>
          <table:table-cell office:value-type="string">
            <text:p>ks0150008</text:p>
          </table:table-cell>
          <table:table-cell office:value-type="string">
            <text:p>ks0150009</text:p>
          </table:table-cell>
          <table:table-cell office:value-type="string">
            <text:p>ks0150010</text:p>
          </table:table-cell>
          <table:table-cell office:value-type="string">
            <text:p>ks0150011</text:p>
          </table:table-cell>
          <table:table-cell office:value-type="string">
            <text:p>ks0150012</text:p>
          </table:table-cell>
          <table:table-cell office:value-type="string">
            <text:p>ks0150013</text:p>
          </table:table-cell>
          <table:table-cell office:value-type="string">
            <text:p>ks0150014</text:p>
          </table:table-cell>
          <table:table-cell office:value-type="string">
            <text:p>ks015001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England</text:p>
          </table:table-cell>
          <table:table-cell office:value-type="float" office:value="22441498">
            <text:p>22441498</text:p>
          </table:table-cell>
          <table:table-cell office:value-type="float" office:value="2055224">
            <text:p>2055224</text:p>
          </table:table-cell>
          <table:table-cell office:value-type="float" office:value="709386">
            <text:p>709386</text:p>
          </table:table-cell>
          <table:table-cell office:value-type="float" office:value="950023">
            <text:p>950023</text:p>
          </table:table-cell>
          <table:table-cell office:value-type="float" office:value="1685361">
            <text:p>1685361</text:p>
          </table:table-cell>
          <table:table-cell office:value-type="float" office:value="249456">
            <text:p>249456</text:p>
          </table:table-cell>
          <table:table-cell office:value-type="float" office:value="12324166">
            <text:p>12324166</text:p>
          </table:table-cell>
          <table:table-cell office:value-type="float" office:value="1370685">
            <text:p>1370685</text:p>
          </table:table-cell>
          <table:table-cell office:value-type="float" office:value="116503">
            <text:p>116503</text:p>
          </table:table-cell>
          <table:table-cell office:value-type="float" office:value="634588">
            <text:p>634588</text:p>
          </table:table-cell>
          <table:table-cell office:value-type="float" office:value="2241901">
            <text:p>2241901</text:p>
          </table:table-cell>
          <table:table-cell office:value-type="float" office:value="104205">
            <text:p>104205</text:p>
          </table:table-cell>
          <table:table-cell office:value-type="float" office:value="-1">
            <text:p>-1</text:p>
          </table:table-cell>
          <table:table-cell office:value-type="float" office:value="2307988">
            <text:p>2307988</text:p>
          </table:table-cell>
          <table:table-cell office:value-type="float" office:value="1018494">
            <text:p>1018494</text:p>
          </table:table-cell>
        </table:table-row>
        <table:table-row table:style-name="ro1">
          <table:table-cell table:number-columns-repeated="3"/>
          <table:table-cell table:style-name="ce1" table:formula="of:=[.D2]/[.$C2]" office:value-type="percentage" office:value="0.0915814086920579">
            <text:p>9.16%</text:p>
          </table:table-cell>
          <table:table-cell table:style-name="ce1" table:formula="of:=[.E2]/[.$C2]" office:value-type="percentage" office:value="0.0316104566638109">
            <text:p>3.16%</text:p>
          </table:table-cell>
          <table:table-cell table:style-name="ce1" table:formula="of:=[.F2]/[.$C2]" office:value-type="percentage" office:value="0.0423333148259532">
            <text:p>4.23%</text:p>
          </table:table-cell>
          <table:table-cell table:style-name="ce1" table:formula="of:=[.G2]/[.$C2]" office:value-type="percentage" office:value="0.0751002005302855">
            <text:p>7.51%</text:p>
          </table:table-cell>
          <table:table-cell table:style-name="ce1" table:formula="of:=[.H2]/[.$C2]" office:value-type="percentage" office:value="0.0111158354936912">
            <text:p>1.11%</text:p>
          </table:table-cell>
          <table:table-cell table:style-name="ce1" table:formula="of:=[.I2]/[.$C2]" office:value-type="percentage" office:value="0.54916859828163">
            <text:p>54.92%</text:p>
          </table:table-cell>
          <table:table-cell table:style-name="ce1" table:formula="of:=[.J2]/[.$C2]" office:value-type="percentage" office:value="0.0610781419315235">
            <text:p>6.11%</text:p>
          </table:table-cell>
          <table:table-cell table:style-name="ce1" table:formula="of:=[.K2]/[.$C2]" office:value-type="percentage" office:value="0.00519140923658483">
            <text:p>0.52%</text:p>
          </table:table-cell>
          <table:table-cell table:style-name="ce1" table:formula="of:=[.L2]/[.$C2]" office:value-type="percentage" office:value="0.0282774349555453">
            <text:p>2.83%</text:p>
          </table:table-cell>
          <table:table-cell table:style-name="ce1" table:formula="of:=[.M2]/[.$C2]" office:value-type="percentage" office:value="0.0998997927856688">
            <text:p>9.99%</text:p>
          </table:table-cell>
          <table:table-cell table:style-name="ce1" table:formula="of:=[.N2]/[.$C2]" office:value-type="percentage" office:value="0.00464340660324903">
            <text:p>0.46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45" meta:object-count="0"/>
  </office:meta>
</office:document-meta>
</file>